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Function Design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 sp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[return type modifiers] [return type] [function name] ( [argument modifiers] [arguments] ) [function modifiers]</text:p>
                <text:p/>
              </text:list-header>
              <text:list-item>
                <text:p>[return type modifiers] = { inline, const, constexpr }</text:p>
              </text:list-item>
              <text:list-item>
                <text:p>[return type] = { void, T, T*, T&amp;, T&amp;&amp;, std::tuple&lt;T, … &gt;, std::owner&lt;T&gt;, … }</text:p>
              </text:list-item>
              <text:list-item>
                <text:p>[argument modifiers] = { none, const }</text:p>
              </text:list-item>
              <text:list-item>
                <text:p>[arguments] = { none, T, T&amp;, T*,T&amp;&amp;, std::tuple&lt;T, … &gt;, std::owner&lt;T&gt;, not_null, … }</text:p>
              </text:list-item>
              <text:list-item>
                <text:p>[function modifiers] = { none, noexcept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66"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Get the number of rows in a database</text:p>
                <text:p>const int GetRows(const Database d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Get the number of rows in a database</text:p>
                <text:p>const int GetRows(const Database&amp; d);</text:p>
                <text:p/>
                <text:p>//Get the number of rows in a database</text:p>
                <text:p>int GetRows(const Database&amp; d) noexcep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Declare the main function</text:p>
                <text:p>void main(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Declare the main function</text:p>
                <text:p>int main(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Set a value in a y-x-ordered 2D-vector</text:p>
                <text:p>void Set(</text:p>
                <text:p><text:s text:c="4"/>std::vector&lt;std::vector&lt;double&gt;&gt;&amp; v, </text:p>
                <text:p><text:s text:c="4"/>const int y, </text:p>
                <text:p><text:s text:c="4"/>const int x, </text:p>
                <text:p><text:s text:c="4"/>const double value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Set a value in a y-x-ordered 2D-vector</text:p>
                <text:p>void Set(</text:p>
                <text:p><text:s text:c="4"/>std::vector&lt;std::vector&lt;double&gt;&gt;&amp; v, </text:p>
                <text:p><text:s text:c="4"/>const int x, </text:p>
                <text:p><text:s text:c="4"/>const int y, </text:p>
                <text:p><text:s text:c="4"/>const double value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Get the sum of a std::vector</text:p>
                <text:p>const int Sum(std::vector&lt;int&gt; v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Get the sum of a std::vector</text:p>
                <text:p>const int Sum(const std::vector&lt;int&gt;&amp; v);</text:p>
                <text:p/>
                <text:p>// Get the sum of a std::vector</text:p>
                <text:p>int Sum(const std::vector&lt;int&gt;&amp; v) noexcep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Swap two values</text:p>
                <text:p>const int Swap(int&amp; a, int&amp; b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Swap two values</text:p>
                <text:p>void Swap(int&amp; a, int&amp; b);</text:p>
                <text:p/>
                <text:p>// Swap two values</text:p>
                <text:p>void Swap(int&amp; a, int&amp; b) noexcep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Put the text 'Hello' on screen </text:p>
                <text:p>// and return an error code</text:p>
                <text:p>const int SayHello(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Put the text 'Hello' on screen </text:p>
                <text:p>void SayHello();</text:p>
                <text:p/>
                <text:p>// Put the text 'Hello' on screen </text:p>
                <text:p>void SayHello() noexcep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Set a value in an x-y-ordered 2D-vector</text:p>
                <text:p>void Set(</text:p>
                <text:p><text:s text:c="4"/>std::vector&lt;std::vector&lt;double&gt;&gt;&amp; v, </text:p>
                <text:p><text:s text:c="4"/>const int&amp; i, </text:p>
                <text:p><text:s text:c="4"/>const int&amp; j, </text:p>
                <text:p><text:s text:c="4"/>const double&amp; value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Set a value in an x-y-ordered 2D-vector</text:p>
                <text:p>void Set(</text:p>
                <text:p><text:s text:c="4"/>std::vector&lt;std::vector&lt;double&gt;&gt;&amp; v, </text:p>
                <text:p><text:s text:c="4"/>const int x, </text:p>
                <text:p><text:s text:c="4"/>const int y, </text:p>
                <text:p><text:s text:c="4"/>const double value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Calculate the mean and </text:p>
                <text:p>// standard deviation of a std::vector</text:p>
                <text:p>const double MeanAndStdDev(</text:p>
                <text:p><text:s text:c="2"/>const std::vector&lt;double&gt;&amp; v, </text:p>
                <text:p><text:s text:c="2"/>double&amp; mean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Calculate the mean and standard deviation of a std::vector</text:p>
                <text:p>void MeanAndStdDev(</text:p>
                <text:p><text:s text:c="4"/>const std::vector&lt;double&gt;&amp; v, </text:p>
                <text:p><text:s text:c="4"/>double&amp; mean, </text:p>
                <text:p><text:s text:c="4"/>double&amp; stdDev</text:p>
                <text:p>);</text:p>
                <text:p/>
                <text:p>// Calculate the mean and standard deviation of a std::vector</text:p>
                <text:p>std::tuple&lt;double,double&gt; <text:s/>MeanAndStdDev(</text:p>
                <text:p><text:s text:c="4"/>const std::vector&lt;double&gt;&amp; v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Display a Widget on screen using std::cout</text:p>
                <text:p>void CoutWidget(const Widget&amp; w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std::ostream&amp; operator&lt;&lt;(</text:p>
                <text:p><text:s text:c="4"/>std::ostream&amp; os, </text:p>
                <text:p><text:s text:c="4"/>const Widget&amp; w</text:p>
                <text:p>);</text:p>
                <text:p/>
                <text:p>std::ostream&amp; operator&lt;&lt;(</text:p>
                <text:p><text:s text:c="4"/>std::ostream&amp; os, </text:p>
                <text:p><text:s text:c="4"/>const Widget&amp; w</text:p>
                <text:p>) noexcep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Assign a color to a certain </text:p>
                <text:p>// square on a Rubiks' cube</text:p>
                <text:p>void SetSquare(</text:p>
                <text:p><text:s text:c="4"/>const Square&amp; s, </text:p>
                <text:p><text:s text:c="4"/>const Color&amp; c, </text:p>
                <text:p><text:s text:c="4"/>RubiksCube&amp; c</text:p>
                <text:p>)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/ Member function in the interface</text:p>
                <text:p>void Turn(</text:p>
                <text:p><text:s text:c="4"/>const Position&amp; p, </text:p>
                <text:p><text:s text:c="4"/>const Direction&amp; d, </text:p>
                <text:p><text:s text:c="4"/>RubiksCube&amp; c</text:p>
                <text:p>);</text:p>
                <text:p/>
                <text:p>// Member function in the interface</text:p>
                <text:p>void Turn(</text:p>
                <text:p><text:s text:c="4"/>const Position&amp; p, </text:p>
                <text:p><text:s text:c="4"/>const Direction&amp; d, </text:p>
                <text:p><text:s text:c="4"/>RubiksCube&amp; c</text:p>
                <text:p>) noexcep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5-09-28T20:28:37.159493857</dc:date>
    <meta:editing-duration>PT2H33M24S</meta:editing-duration>
    <meta:editing-cycles>57</meta:editing-cycles>
    <meta:generator>LibreOffice/4.4.2.2$Linux_x86 LibreOffice_project/40m0$Build-2</meta:generator>
    <meta:document-statistic meta:object-count="110"/>
  </office:meta>
</office:document-meta>
</file>